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1.148cm" fo:min-width="8.6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10.05cm" fo:min-width="18.2cm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1.148cm" fo:min-width="5.8cm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3.65cm" fo:min-width="14.8cm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1.148cm" fo:min-width="7.4cm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6.25cm" fo:min-width="9.6cm" fo:padding-top="0.175cm" fo:padding-bottom="0.175cm" fo:padding-left="0.3cm" fo:padding-right="0.3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4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f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ff0000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style:use-window-font-color="true" style:font-name="Verdana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style:use-window-font-color="true" style:font-name="Verdana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use-window-font-color="true" style:font-name="Verdana"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Gültigkeitsbereiche</text:span></text:p>
            <text:p><text:span text:style-name="T3">von</text:span></text:p>
            <text:p><text:span text:style-name="T3">Attributen, Variablen, Paramet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Attribut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double </text:span><text:span text:style-name="T5">stand</text:span><text:span text:style-name="T4">;</text:span></text:p>
            <text:p text:style-name="P3"><text:span text:style-name="T4"/></text:p>
            <text:p text:style-name="P3"><text:span text:style-name="T4"><text:s text:c="3"/></text:span><text:span text:style-name="T4">...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}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Attribut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double </text:span><text:span text:style-name="T5">stand</text:span><text:span text:style-name="T4">;</text:span></text:p>
            <text:p text:style-name="P3"><text:span text:style-name="T4"/></text:p>
            <text:p text:style-name="P3"><text:span text:style-name="T4"><text:s text:c="3"/></text:span><text:span text:style-name="T4">...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}</text:span></text:p>
            <text:p text:style-name="P3"><text:span text:style-name="T6"/></text:p>
          </draw:text-box>
        </draw:frame>
        <draw:frame presentation:style-name="pr4" draw:text-style-name="P4" draw:layer="layout" svg:width="7.2cm" svg:height="1.8cm" svg:x="7.8cm" svg:y="9cm" presentation:class="outline" presentation:user-transformed="true">
          <draw:text-box>
            <text:p text:style-name="P3"><text:span text:style-name="T7">Deklaration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custom-shape draw:style-name="gr2" draw:text-style-name="P6" draw:layer="layout" svg:width="9.2cm" svg:height="1.498cm" svg:x="3.2cm" svg:y="5.4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.8cm" svg:y1="8.6cm" svg:x2="10.8cm" svg:y2="7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Attribut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double </text:span><text:span text:style-name="T5">stand</text:span><text:span text:style-name="T4">;</text:span></text:p>
            <text:p text:style-name="P3"><text:span text:style-name="T4"/></text:p>
            <text:p text:style-name="P7"><text:span text:style-name="T4"><text:s text:c="3"/></text:span><text:span text:style-name="T4">... 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3"><text:span text:style-name="T4">}</text:span></text:p>
            <text:p text:style-name="P3"><text:span text:style-name="T6"/></text:p>
          </draw:text-box>
        </draw:frame>
        <draw:frame presentation:style-name="pr4" draw:text-style-name="P4" draw:layer="layout" svg:width="25cm" svg:height="3cm" svg:x="1.4cm" svg:y="16.2cm" presentation:class="outline" presentation:user-transformed="true">
          <draw:text-box>
            <text:p text:style-name="P3"><text:span text:style-name="T7">Gültigkeitsbereich: </text:span></text:p>
            <text:p text:style-name="P3"><text:span text:style-name="T7">die ganze Klasse, von { bis } → „</text:span><text:span text:style-name="T8">global</text:span><text:span text:style-name="T7">“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line draw:style-name="gr3" draw:text-style-name="P6" draw:layer="layout" svg:x1="7.6cm" svg:y1="16.2cm" svg:x2="7.6cm" svg:y2="14.8cm">
          <text:p/>
        </draw:line>
        <draw:custom-shape draw:style-name="gr4" draw:text-style-name="P6" draw:layer="layout" svg:width="18.8cm" svg:height="10.4cm" svg:x="1.4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Attribut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double </text:span><text:span text:style-name="T5">stand</text:span><text:span text:style-name="T4">;</text:span></text:p>
            <text:p text:style-name="P3"><text:span text:style-name="T4"/></text:p>
            <text:p text:style-name="P7"><text:span text:style-name="T4"><text:s text:c="3"/></text:span><text:span text:style-name="T4">void zinsen()</text:span></text:p>
            <text:p text:style-name="P7"><text:span text:style-name="T4"><text:s text:c="3"/></text:span><text:span text:style-name="T4">{</text:span></text:p>
            <text:p text:style-name="P7"><text:span text:style-name="T4"><text:s text:c="6"/></text:span><text:span text:style-name="T5">stand</text:span><text:span text:style-name="T4"> = </text:span><text:span text:style-name="T5">stand</text:span><text:span text:style-name="T4"> * 1.05;</text:span></text:p>
            <text:p text:style-name="P7"><text:span text:style-name="T4"><text:s text:c="3"/></text:span><text:span text:style-name="T4">}</text:span></text:p>
            <text:p text:style-name="P3"><text:span text:style-name="T4">}</text:span></text:p>
            <text:p text:style-name="P3"><text:span text:style-name="T6"/></text:p>
          </draw:text-box>
        </draw:frame>
        <draw:frame presentation:style-name="pr4" draw:text-style-name="P4" draw:layer="layout" svg:width="25cm" svg:height="3cm" svg:x="1.4cm" svg:y="16.2cm" presentation:class="outline" presentation:user-transformed="true">
          <draw:text-box>
            <text:p text:style-name="P3"><text:span text:style-name="T7">Attribut auch „gültig“ in Methoden,</text:span></text:p>
            <text:p text:style-name="P3"><text:span text:style-name="T7">da sie innerhalb der Klasse stehen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line draw:style-name="gr3" draw:text-style-name="P6" draw:layer="layout" svg:x1="7.6cm" svg:y1="16.2cm" svg:x2="7.6cm" svg:y2="14.8cm">
          <text:p/>
        </draw:line>
        <draw:custom-shape draw:style-name="gr4" draw:text-style-name="P6" draw:layer="layout" svg:width="18.8cm" svg:height="10.4cm" svg:x="1.4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Parameter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einzahlen(double </text:span><text:span text:style-name="T5">pb</text:span><text:span text:style-name="T4">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...</text:span></text:p>
            <text:p text:style-name="P3"><text:span text:style-name="T4"><text:s text:c="3"/></text:span><text:span text:style-name="T4">}</text:span></text:p>
            <text:p text:style-name="P3"><text:span text:style-name="T4"><text:s text:c="3"/></text:span><text:span text:style-name="T4">..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Parameter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einzahlen(double </text:span><text:span text:style-name="T5">pb</text:span><text:span text:style-name="T4">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...</text:span></text:p>
            <text:p text:style-name="P3"><text:span text:style-name="T4"><text:s text:c="3"/></text:span><text:span text:style-name="T4">}</text:span></text:p>
            <text:p text:style-name="P3"><text:span text:style-name="T4"><text:s text:c="3"/></text:span><text:span text:style-name="T4">...</text:span></text:p>
            <text:p text:style-name="P3"><text:span text:style-name="T6"/></text:p>
          </draw:text-box>
        </draw:frame>
        <draw:frame presentation:style-name="pr4" draw:text-style-name="P4" draw:layer="layout" svg:width="6.8cm" svg:height="1.8cm" svg:x="21cm" svg:y="10cm" presentation:class="outline" presentation:user-transformed="true">
          <draw:text-box>
            <text:p text:style-name="P3"><text:span text:style-name="T7">Deklaration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custom-shape draw:style-name="gr5" draw:text-style-name="P6" draw:layer="layout" svg:width="6.4cm" svg:height="1.498cm" svg:x="13.4cm" svg:y="6.70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1.6cm" svg:y1="10cm" svg:x2="20cm" svg:y2="8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Parameter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einzahlen(double </text:span><text:span text:style-name="T5">pb</text:span><text:span text:style-name="T4">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stand = stand + </text:span><text:span text:style-name="T5">pb</text:span><text:span text:style-name="T4">;</text:span></text:p>
            <text:p text:style-name="P3"><text:span text:style-name="T4"><text:s text:c="3"/></text:span><text:span text:style-name="T4">}</text:span></text:p>
            <text:p text:style-name="P3"><text:span text:style-name="T4"><text:s text:c="3"/></text:span><text:span text:style-name="T4">...</text:span></text:p>
            <text:p text:style-name="P3"><text:span text:style-name="T6"/></text:p>
          </draw:text-box>
        </draw:frame>
        <draw:frame presentation:style-name="pr4" draw:text-style-name="P4" draw:layer="layout" svg:width="13.2cm" svg:height="5cm" svg:x="14.4cm" svg:y="14.2cm" presentation:class="outline" presentation:user-transformed="true">
          <draw:text-box>
            <text:p text:style-name="P3"><text:span text:style-name="T7">Gültigkeitsbereich:</text:span></text:p>
            <text:p text:style-name="P3"><text:span text:style-name="T7">der Methodenkörper,</text:span></text:p>
            <text:p text:style-name="P3"><text:span text:style-name="T7">von { bis }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custom-shape draw:style-name="gr6" draw:text-style-name="P6" draw:layer="layout" svg:width="15.4cm" svg:height="4cm" svg:x="3.4cm" svg:y="8cm">
          <text:p/>
          <draw:enhanced-geometry svg:viewBox="0 0 21600 21600" draw:mirror-vertical="true" draw:type="rectangle" draw:enhanced-path="M 0 0 L 21600 0 21600 21600 0 21600 0 0 Z N"/>
        </draw:custom-shape>
        <draw:line draw:style-name="gr3" draw:text-style-name="P6" draw:layer="layout" svg:x1="19.4cm" svg:y1="13.8cm" svg:x2="17.8cm" svg:y2="12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Parameter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einzahlen(double </text:span><text:span text:style-name="T5">pb</text:span><text:span text:style-name="T4">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stand = stand + </text:span><text:span text:style-name="T5">pb</text:span><text:span text:style-name="T4">;</text:span></text:p>
            <text:p text:style-name="P3"><text:span text:style-name="T4"><text:s text:c="3"/></text:span><text:span text:style-name="T4">}</text:span></text:p>
            <text:p text:style-name="P3"><text:span text:style-name="T4"/></text:p>
            <text:p text:style-name="P7"><text:span text:style-name="T4"><text:s text:c="3"/></text:span><text:span text:style-name="T4">void bonus()</text:span></text:p>
            <text:p text:style-name="P7"><text:span text:style-name="T4"><text:s text:c="3"/></text:span><text:span text:style-name="T4">{</text:span></text:p>
            <text:p text:style-name="P7"><text:span text:style-name="T4"><text:s text:c="6"/></text:span><text:span text:style-name="T4">stand = stand + </text:span><text:span text:style-name="T5">pb</text:span><text:span text:style-name="T4">;</text:span></text:p>
            <text:p text:style-name="P3"><text:span text:style-name="T4"><text:s text:c="3"/></text:span><text:span text:style-name="T4">}</text:span></text:p>
            <text:p text:style-name="P3"><text:span text:style-name="T6"/></text:p>
          </draw:text-box>
        </draw:frame>
        <draw:frame presentation:style-name="pr4" draw:text-style-name="P4" draw:layer="layout" svg:width="9.6cm" svg:height="5cm" svg:x="18.2cm" svg:y="12.6cm" presentation:class="outline" presentation:user-transformed="true">
          <draw:text-box>
            <text:p text:style-name="P3"><text:span text:style-name="T7">hier nicht gültig,</text:span></text:p>
            <text:p text:style-name="P3"><text:span text:style-name="T7">Compilerfehler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custom-shape draw:style-name="gr6" draw:text-style-name="P6" draw:layer="layout" svg:width="15.4cm" svg:height="4cm" svg:x="3.4cm" svg:y="8cm">
          <text:p/>
          <draw:enhanced-geometry svg:viewBox="0 0 21600 21600" draw:mirror-vertical="true" draw:type="rectangle" draw:enhanced-path="M 0 0 L 21600 0 21600 21600 0 21600 0 0 Z N"/>
        </draw:custom-shape>
        <draw:line draw:style-name="gr3" draw:text-style-name="P6" draw:layer="layout" svg:x1="20.6cm" svg:y1="15.4cm" svg:x2="18.6cm" svg:y2="16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Parameter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Konto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einzahlen(double </text:span><text:span text:style-name="T5">pb</text:span><text:span text:style-name="T4">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stand = stand + </text:span><text:span text:style-name="T5">pb</text:span><text:span text:style-name="T4">;</text:span></text:p>
            <text:p text:style-name="P3"><text:span text:style-name="T4"><text:s text:c="3"/></text:span><text:span text:style-name="T4">}</text:span></text:p>
            <text:p text:style-name="P3"><text:span text:style-name="T4"/></text:p>
            <text:p text:style-name="P7"><text:span text:style-name="T4"><text:s text:c="3"/></text:span><text:span text:style-name="T4">void auszahlen(double </text:span><text:span text:style-name="T5">pb</text:span><text:span text:style-name="T4">)</text:span></text:p>
            <text:p text:style-name="P7"><text:span text:style-name="T4"><text:s text:c="3"/></text:span><text:span text:style-name="T4">{</text:span></text:p>
            <text:p text:style-name="P7"><text:span text:style-name="T4"><text:s text:c="6"/></text:span><text:span text:style-name="T4">stand = stand - </text:span><text:span text:style-name="T5">pb</text:span><text:span text:style-name="T4">;</text:span></text:p>
            <text:p text:style-name="P3"><text:span text:style-name="T4"><text:s text:c="3"/></text:span><text:span text:style-name="T4">}</text:span></text:p>
            <text:p text:style-name="P3"><text:span text:style-name="T6"/></text:p>
          </draw:text-box>
        </draw:frame>
        <draw:frame presentation:style-name="pr4" draw:text-style-name="P4" draw:layer="layout" svg:width="11.8cm" svg:height="5cm" svg:x="15.4cm" svg:y="2cm" presentation:class="outline" presentation:user-transformed="true">
          <draw:text-box>
            <text:p text:style-name="P3"><text:span text:style-name="T7">zwei </text:span><text:span text:style-name="T9">verschiedene</text:span><text:span text:style-name="T7"> Parameter mit dem gleichen Namen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custom-shape draw:style-name="gr6" draw:text-style-name="P6" draw:layer="layout" svg:width="15.4cm" svg:height="4cm" svg:x="3.4cm" svg:y="8cm">
          <text:p/>
          <draw:enhanced-geometry svg:viewBox="0 0 21600 21600" draw:mirror-vertical="true" draw:type="rectangle" draw:enhanced-path="M 0 0 L 21600 0 21600 21600 0 21600 0 0 Z N"/>
        </draw:custom-shape>
        <draw:line draw:style-name="gr3" draw:text-style-name="P6" draw:layer="layout" svg:x1="22cm" svg:y1="6.4cm" svg:x2="20.4cm" svg:y2="7.4cm">
          <text:p/>
        </draw:line>
        <draw:custom-shape draw:style-name="gr6" draw:text-style-name="P6" draw:layer="layout" svg:width="15.4cm" svg:height="4cm" svg:x="3.4cm" svg:y="14.4cm">
          <text:p/>
          <draw:enhanced-geometry svg:viewBox="0 0 21600 21600" draw:mirror-vertical="true" draw:type="rectangle" draw:enhanced-path="M 0 0 L 21600 0 21600 21600 0 21600 0 0 Z N"/>
        </draw:custom-shape>
        <draw:line draw:style-name="gr3" draw:text-style-name="P6" draw:layer="layout" svg:x1="23cm" svg:y1="6.375cm" svg:x2="19.4cm" svg:y2="13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lokale Variable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Game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aufgabe1(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int zähler;</text:span></text:p>
            <text:p text:style-name="P3"><text:span text:style-name="T4"><text:s text:c="6"/></text:span><text:span text:style-name="T4">zähler = 0;</text:span></text:p>
            <text:p text:style-name="P3"><text:span text:style-name="T4"><text:s text:c="6"/></text:span><text:span text:style-name="T4">... </text:span></text:p>
            <text:p text:style-name="P3"><text:span text:style-name="T4"><text:s text:c="3"/></text:span><text:span text:style-name="T4">}</text:span></text:p>
            <text:p text:style-name="P3"><text:span text:style-name="T4"><text:s text:c="3"/></text:span><text:span text:style-name="T4">... </text:span></text:p>
            <text:p text:style-name="P3"><text:span text:style-name="T4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lokale Variable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Game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aufgabe1(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int zähler;</text:span></text:p>
            <text:p text:style-name="P3"><text:span text:style-name="T4"><text:s text:c="6"/></text:span><text:span text:style-name="T4">zähler = 0;</text:span></text:p>
            <text:p text:style-name="P3"><text:span text:style-name="T4"><text:s text:c="6"/></text:span><text:span text:style-name="T4">... </text:span></text:p>
            <text:p text:style-name="P3"><text:span text:style-name="T4"><text:s text:c="3"/></text:span><text:span text:style-name="T4">}</text:span></text:p>
            <text:p text:style-name="P3"><text:span text:style-name="T4"><text:s text:c="3"/></text:span><text:span text:style-name="T4">... </text:span></text:p>
            <text:p text:style-name="P3"><text:span text:style-name="T4"/></text:p>
            <text:p text:style-name="P3"><text:span text:style-name="T6"/></text:p>
          </draw:text-box>
        </draw:frame>
        <draw:frame presentation:style-name="pr4" draw:text-style-name="P4" draw:layer="layout" svg:width="6.8cm" svg:height="1.8cm" svg:x="15.8cm" svg:y="9.4cm" presentation:class="outline" presentation:user-transformed="true">
          <draw:text-box>
            <text:p text:style-name="P3"><text:span text:style-name="T7">Deklaration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custom-shape draw:style-name="gr7" draw:text-style-name="P6" draw:layer="layout" svg:width="8cm" svg:height="1.498cm" svg:x="5.2cm" svg:y="9.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4cm" svg:y1="10cm" svg:x2="13.8cm" svg:y2="10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lokale Variable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class Game</text:span></text:p>
            <text:p text:style-name="P3"><text:span text:style-name="T4">{</text:span></text:p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aufgabe1(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int zähler;</text:span></text:p>
            <text:p text:style-name="P3"><text:span text:style-name="T4"><text:s text:c="6"/></text:span><text:span text:style-name="T4">zähler = 0;</text:span></text:p>
            <text:p text:style-name="P3"><text:span text:style-name="T4"><text:s text:c="6"/></text:span><text:span text:style-name="T4">... </text:span></text:p>
            <text:p text:style-name="P3"><text:span text:style-name="T4"><text:s text:c="3"/></text:span><text:span text:style-name="T4">}</text:span></text:p>
            <text:p text:style-name="P3"><text:span text:style-name="T4"><text:s text:c="3"/></text:span><text:span text:style-name="T4">... </text:span></text:p>
            <text:p text:style-name="P3"><text:span text:style-name="T4"/></text:p>
            <text:p text:style-name="P3"><text:span text:style-name="T6"/></text:p>
          </draw:text-box>
        </draw:frame>
        <draw:frame presentation:style-name="pr4" draw:text-style-name="P4" draw:layer="layout" svg:width="11.2cm" svg:height="9.4cm" svg:x="16.6cm" svg:y="8.4cm" presentation:class="outline" presentation:user-transformed="true">
          <draw:text-box>
            <text:p text:style-name="P3"><text:span text:style-name="T7">Gültigkeitsbereich:</text:span></text:p>
            <text:p text:style-name="P3"><text:span text:style-name="T7">Methodenkörper,</text:span></text:p>
            <text:p text:style-name="P3"><text:span text:style-name="T7">von { bis }</text:span></text:p>
            <text:p text:style-name="P3"><text:span text:style-name="T7"/></text:p>
            <text:p text:style-name="P3"><text:span text:style-name="T7">→ „</text:span><text:span text:style-name="T8">lokal</text:span><text:span text:style-name="T7">“</text:span><text:span text:style-name="T7"><text:line-break/></text:span><text:span text:style-name="T7">d.h. nicht global</text:span></text:p>
            <text:p text:style-name="P3"><text:span text:style-name="T7">in der Klass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custom-shape draw:style-name="gr8" draw:text-style-name="P6" draw:layer="layout" svg:width="10.2cm" svg:height="6.6cm" svg:x="3.4cm" svg:y="8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6cm" svg:y1="10cm" svg:x2="14.4cm" svg:y2="10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ültigkeitsbereich: lokale Variable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4"><text:s text:c="3"/></text:span><text:span text:style-name="T4">... </text:span></text:p>
            <text:p text:style-name="P3"><text:span text:style-name="T4"><text:s text:c="3"/></text:span><text:span text:style-name="T4">void aufgabe1(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int zähler;</text:span></text:p>
            <text:p text:style-name="P3"><text:span text:style-name="T4"><text:s text:c="6"/></text:span><text:span text:style-name="T4">zähler = 0;</text:span></text:p>
            <text:p text:style-name="P3"><text:span text:style-name="T4"><text:s text:c="6"/></text:span><text:span text:style-name="T4">... </text:span></text:p>
            <text:p text:style-name="P3"><text:span text:style-name="T4"><text:s text:c="3"/></text:span><text:span text:style-name="T4">}</text:span></text:p>
            <text:p text:style-name="P3"><text:span text:style-name="T4"><text:s text:c="3"/></text:span></text:p>
            <text:p text:style-name="P3"><text:span text:style-name="T4"><text:s text:c="3"/></text:span><text:span text:style-name="T4">void aufgabe2()</text:span></text:p>
            <text:p text:style-name="P3"><text:span text:style-name="T4"><text:s text:c="3"/></text:span><text:span text:style-name="T4">{</text:span></text:p>
            <text:p text:style-name="P3"><text:span text:style-name="T4"><text:s text:c="6"/></text:span><text:span text:style-name="T4">zähler = 20;</text:span></text:p>
            <text:p text:style-name="P3"><text:span text:style-name="T4"><text:s text:c="6"/></text:span><text:span text:style-name="T4">... </text:span></text:p>
            <text:p text:style-name="P3"><text:span text:style-name="T4"/></text:p>
            <text:p text:style-name="P3"><text:span text:style-name="T6"/></text:p>
          </draw:text-box>
        </draw:frame>
        <draw:custom-shape draw:style-name="gr8" draw:text-style-name="P6" draw:layer="layout" svg:width="10.2cm" svg:height="6.6cm" svg:x="3.4cm" svg:y="5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9.6cm" svg:height="5cm" svg:x="15.2cm" svg:y="12.2cm" presentation:class="outline" presentation:user-transformed="true">
          <draw:text-box>
            <text:p text:style-name="P3"><text:span text:style-name="T7">hier nicht gültig,</text:span></text:p>
            <text:p text:style-name="P3"><text:span text:style-name="T7">Compilerfehler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line draw:style-name="gr3" draw:text-style-name="P6" draw:layer="layout" svg:x1="16.4cm" svg:y1="15.2cm" svg:x2="14.4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lobal (Attribut) vs. Lokal (Variable)</text:p>
          </draw:text-box>
        </draw:frame>
        <draw:frame presentation:style-name="pr4" draw:text-style-name="P4" draw:layer="layout" svg:width="25.2cm" svg:height="16cm" svg:x="1.4cm" svg:y="3.4cm" presentation:class="outline" presentation:user-transformed="true">
          <draw:text-box>
            <text:p text:style-name="P3"><text:span text:style-name="T10">Global</text:span><text:span text:style-name="T11"> (als Attribut) sollten nur Daten deklariert werden, deren Werte ein Objekt </text:span><text:span text:style-name="T10">dauerhaft</text:span><text:span text:style-name="T11"> behalten soll.</text:span></text:p>
            <text:p text:style-name="P3"><text:span text:style-name="T11"/></text:p>
            <text:p text:style-name="P3"><text:span text:style-name="T12">Beispiel:</text:span><text:span text:style-name="T13"> </text:span></text:p>
            <text:p text:style-name="P3"><text:span text:style-name="T13">Kontostand</text:span></text:p>
            <text:p text:style-name="P3"><text:span text:style-name="T11"/></text:p>
            <text:p text:style-name="P3"><text:span text:style-name="T11">Wird durch Methoden mal erhöht, mal vermindert, darf aber zwischendurch nicht „vergessen“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lobal (Attribut) vs. Lokal (Variable)</text:p>
          </draw:text-box>
        </draw:frame>
        <draw:frame presentation:style-name="pr4" draw:text-style-name="P4" draw:layer="layout" svg:width="25.2cm" svg:height="16cm" svg:x="1.4cm" svg:y="3.4cm" presentation:class="outline" presentation:user-transformed="true">
          <draw:text-box>
            <text:p text:style-name="P3"><text:span text:style-name="T14">Daten, die nur </text:span><text:span text:style-name="T10">kurzfristig</text:span><text:span text:style-name="T14"> benötigt werden, sollten als </text:span><text:span text:style-name="T10">lokale</text:span><text:span text:style-name="T14"> Variablen deklariert werden.</text:span></text:p>
            <text:p text:style-name="P3"><text:span text:style-name="T11"/></text:p>
            <text:p text:style-name="P3"><text:span text:style-name="T12">Beispiele:</text:span></text:p>
            <text:p text:style-name="P3"><text:span text:style-name="T13">Zähler für Schleifen</text:span></text:p>
            <text:p text:style-name="P3"><text:span text:style-name="T13">kurzfristig benötigte Farben</text:span></text:p>
            <text:p text:style-name="P3"><text:span text:style-name="T11"/></text:p>
            <text:p text:style-name="P3"><text:span text:style-name="T11">Die Werte dieser Variablen werden nur für eine Methode gebraucht und können ansonsten „vergessen“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9" draw:layer="layout" svg:width="25.8cm" svg:height="16.4cm" svg:x="1cm" svg:y="3cm" presentation:class="outline" presentation:user-transformed="true">
          <draw:text-box>
            <text:p text:style-name="P7"><text:span text:style-name="T15">Autor: </text:span></text:p>
            <text:list text:style-name="L2">
              <text:list-item>
                <text:p text:style-name="P8"><text:span text:style-name="T15">Christian Pothmann (</text:span><text:span text:style-name="T15"><text:a xlink:href="https://cpothmann.de/" xlink:type="simple">cpothmann.de</text:a></text:span><text:span text:style-name="T15">) </text:span><text:span text:style-name="T15"><text:line-break/></text:span><text:span text:style-name="T15">Freigegeben unter </text:span><text:span text:style-name="T15"><text:a xlink:href="https://creativecommons.org/licenses/by-nc-sa/4.0/" xlink:type="simple">CC BY-NC-SA 4.0</text:a></text:span><text:span text:style-name="T15">, März 2021</text:span></text:p>
              </text:list-item>
            </text:list>
          </draw:text-box>
        </draw:frame>
        <draw:frame draw:style-name="gr9" draw:text-style-name="P6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0:39:31.012000000</dc:date>
    <meta:editing-duration>P1DT7H15M1S</meta:editing-duration>
    <meta:editing-cycles>160</meta:editing-cycles>
    <meta:generator>LibreOffice/6.2.5.2$Windows_X86_64 LibreOffice_project/1ec314fa52f458adc18c4f025c545a4e8b22c159</meta:generator>
    <meta:document-statistic meta:object-count="120"/>
  </office:meta>
</office:document-meta>
</file>